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2" style:family="graphic" style:parent-style-name="standard">
      <style:graphic-properties draw:marker-end="Arrow" draw:marker-end-width="0.25cm" draw:textarea-horizontal-align="center" draw:textarea-vertical-align="middle"/>
    </style:style>
    <style:style style:name="gr3" style:family="graphic" style:parent-style-name="standard">
      <style:graphic-properties draw:marker-start="" draw:marker-end="" draw:marker-end-width="0.25cm" draw:textarea-horizontal-align="center" draw:textarea-vertical-align="middle" draw:start-line-spacing-vertical="1cm"/>
    </style:style>
    <style:style style:name="gr4" style:family="graphic" style:parent-style-name="standard">
      <style:graphic-properties draw:marker-start="" draw:marker-end="Circle" draw:textarea-horizontal-align="center" draw:textarea-vertical-align="middle"/>
    </style:style>
    <style:style style:name="gr5" style:family="graphic" style:parent-style-name="standard">
      <style:graphic-properties draw:fill="solid" draw:fill-color="#ccccff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Courier" style:font-style-name="Regular" style:font-family-generic="modern" style:font-pitch="fixed" fo:font-size="24pt" fo:font-weight="normal" style:font-size-asian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Courier" style:font-family-generic="modern" style:font-pitch="fixed"/>
    </style:style>
    <style:style style:name="T1" style:family="text">
      <style:text-properties fo:font-family="Courier" style:font-style-name="Regular" style:font-family-generic="modern" style:font-pitch="fixed" fo:font-size="24pt" fo:font-weight="normal" style:font-size-asian="24pt"/>
    </style:style>
    <style:style style:name="T2" style:family="text">
      <style:text-properties fo:font-family="Courier" style:font-family-generic="modern" style:font-pitch="fixed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2" draw:layer="layout" svg:width="7.882cm" svg:height="3.272cm" svg:x="11.073cm" svg:y="0.635cm">
            <text:p text:style-name="P1"><text:span text:style-name="T1">[1] i := m-1</text:span></text:p>
            <text:p text:style-name="P1"><text:span text:style-name="T1">[2] j := n</text:span></text:p>
            <text:p text:style-name="P1"><text:span text:style-name="T1">[3] a := u1</text:span></text:p>
          </draw:rect>
          <draw:rect draw:style-name="gr1" draw:text-style-name="P2" draw:layer="layout" svg:width="7.205cm" svg:height="2.231cm" svg:x="11.564cm" svg:y="5.729cm">
            <text:p text:style-name="P1"><text:span text:style-name="T1">[4] i := i+1</text:span></text:p>
            <text:p text:style-name="P1"><text:span text:style-name="T1">[5] j := j-1</text:span></text:p>
          </draw:rect>
          <draw:rect draw:style-name="gr1" draw:text-style-name="P2" draw:layer="layout" svg:width="6.498cm" svg:height="1.004cm" svg:x="10.374cm" svg:y="9.632cm">
            <text:p text:style-name="P1"><text:span text:style-name="T1">[6] a := u2</text:span></text:p>
          </draw:rect>
          <draw:rect draw:style-name="gr1" draw:text-style-name="P2" draw:id="id1" draw:layer="layout" svg:width="6.498cm" svg:height="1.004cm" svg:x="13.981cm" svg:y="12.049cm">
            <text:p text:style-name="P1"><text:span text:style-name="T1">[7] i := u3</text:span></text:p>
          </draw:rect>
          <draw:line draw:style-name="gr2" draw:text-style-name="P3" draw:layer="layout" svg:x1="15.014cm" svg:y1="4.167cm" svg:x2="15.014cm" svg:y2="5.728cm">
            <text:p text:style-name="P1"/>
          </draw:line>
          <draw:line draw:style-name="gr2" draw:text-style-name="P3" draw:layer="layout" svg:x1="15.168cm" svg:y1="7.994cm" svg:x2="13.57cm" svg:y2="9.555cm">
            <text:p text:style-name="P1"/>
          </draw:line>
          <draw:line draw:style-name="gr2" draw:text-style-name="P3" draw:layer="layout" svg:x1="13.495cm" svg:y1="10.633cm" svg:x2="15.794cm" svg:y2="11.974cm">
            <text:p text:style-name="P1"/>
          </draw:line>
          <draw:line draw:style-name="gr2" draw:text-style-name="P3" draw:layer="layout" svg:x1="17.207cm" svg:y1="8.219cm" svg:x2="17.207cm" svg:y2="12.123cm">
            <text:p text:style-name="P1"/>
          </draw:line>
          <draw:connector draw:style-name="gr3" draw:text-style-name="P3" draw:layer="layout" draw:line-skew="0cm 7.444cm" svg:x1="17.23cm" svg:y1="13.053cm" svg:x2="17.058cm" svg:y2="4.725cm" draw:start-shape="id1" draw:start-glue-point="2">
            <text:p text:style-name="P1"/>
          </draw:connector>
          <draw:line draw:style-name="gr2" draw:text-style-name="P3" draw:layer="layout" svg:x1="17.096cm" svg:y1="4.762cm" svg:x2="17.096cm" svg:y2="5.654cm">
            <text:p text:style-name="P1"/>
          </draw:line>
        </draw:g>
        <draw:line draw:style-name="gr4" draw:text-style-name="P3" draw:layer="layout" svg:x1="7.361cm" svg:y1="1.785cm" svg:x2="11.637cm" svg:y2="2.231cm">
          <text:p text:style-name="P1"/>
        </draw:line>
        <draw:line draw:style-name="gr4" draw:text-style-name="P3" draw:layer="layout" svg:x1="9.331cm" svg:y1="3.235cm" svg:x2="11.711cm" svg:y2="3.235cm">
          <text:p text:style-name="P1"/>
        </draw:line>
        <draw:line draw:style-name="gr4" draw:text-style-name="P3" draw:layer="layout" svg:x1="9.331cm" svg:y1="5.763cm" svg:x2="12.083cm" svg:y2="6.358cm">
          <text:p text:style-name="P1"/>
        </draw:line>
        <draw:line draw:style-name="gr4" draw:text-style-name="P3" draw:layer="layout" svg:x1="9.443cm" svg:y1="9.146cm" svg:x2="12.083cm" svg:y2="7.324cm">
          <text:p text:style-name="P1"/>
        </draw:line>
        <draw:line draw:style-name="gr4" draw:text-style-name="P3" draw:layer="layout" svg:x1="8.067cm" svg:y1="12.567cm" svg:x2="14.351cm" svg:y2="12.567cm">
          <text:p text:style-name="P1"/>
        </draw:line>
        <draw:rect draw:style-name="gr5" draw:text-style-name="P4" draw:layer="layout" svg:width="8.882cm" svg:height="2.86cm" svg:x="0.635cm" svg:y="11.119cm" draw:corner-radius="0.5cm">
          <text:p text:style-name="P1"><text:span text:style-name="T2">{&lt;3,”a”&gt;,&lt;4,”i”&gt;, </text:span></text:p>
          <text:p text:style-name="P1"><text:span text:style-name="T2"><text:s/></text:span><text:span text:style-name="T2">&lt;5,”j”&gt;,&lt;6,”a”&gt;}</text:span></text:p>
        </draw:rect>
        <draw:line draw:style-name="gr4" draw:text-style-name="P3" draw:layer="layout" svg:x1="9.517cm" svg:y1="12.231cm" svg:x2="10.707cm" svg:y2="10.038cm">
          <text:p text:style-name="P1"/>
        </draw:line>
        <draw:rect draw:style-name="gr5" draw:text-style-name="P4" draw:layer="layout" svg:width="8.771cm" svg:height="1.227cm" svg:x="0.635cm" svg:y="2.641cm" draw:corner-radius="0.5cm">
          <text:p text:style-name="P1"><text:span text:style-name="T2">{&lt;1,”i”&gt;,&lt;2,”j”&gt;}</text:span></text:p>
        </draw:rect>
        <draw:rect draw:style-name="gr5" draw:text-style-name="P4" draw:layer="layout" svg:width="8.882cm" svg:height="3.084cm" svg:x="0.635cm" svg:y="7.735cm" draw:corner-radius="0.5cm">
          <text:p text:style-name="P1"><text:span text:style-name="T2">{&lt;2,”j”&gt;,&lt;3,”a”&gt;,</text:span></text:p>
          <text:p text:style-name="P1"><text:span text:style-name="T2"><text:s/></text:span><text:span text:style-name="T2">&lt;4,”i”&gt;,&lt;5,”j”&gt;,</text:span></text:p>
          <text:p text:style-name="P1"><text:span text:style-name="T2"><text:s/></text:span><text:span text:style-name="T2">&lt;6,”a”&gt;}</text:span></text:p>
        </draw:rect>
        <draw:rect draw:style-name="gr5" draw:text-style-name="P4" draw:layer="layout" svg:width="8.771cm" svg:height="3.084cm" svg:x="0.635cm" svg:y="4.241cm" draw:corner-radius="0.5cm">
          <text:p text:style-name="P1"><text:span text:style-name="T2">{&lt;1,”i”&gt;,&lt;2,”j”&gt;,</text:span></text:p>
          <text:p text:style-name="P1"><text:span text:style-name="T2"><text:s/></text:span><text:span text:style-name="T2">&lt;3,”a”&gt;,&lt;5,”j&gt;</text:span></text:p>
          <text:p text:style-name="P1"><text:span text:style-name="T2"><text:s/></text:span><text:span text:style-name="T2">&lt;6,”a”&gt;,&lt;7,”i”&gt;}</text:span></text:p>
        </draw:rect>
        <draw:rect draw:style-name="gr5" draw:text-style-name="P4" draw:layer="layout" svg:width="6.838cm" svg:height="1.227cm" svg:x="0.635cm" svg:y="1.23cm" draw:corner-radius="0.5cm">
          <text:p text:style-name="P1"><text:span text:style-name="T2">{&lt;1,”i”&gt;}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3-09-08T23:11:34</meta:creation-date>
    <dc:date>2003-11-01T16:03:29</dc:date>
    <dc:language>en-US</dc:language>
    <meta:editing-cycles>9</meta:editing-cycles>
    <meta:editing-duration>PT1H47M59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